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4362in"/>
    </style:style>
    <style:style style:name="co2" style:family="table-column">
      <style:table-column-properties fo:break-before="auto" style:column-width="1.361in"/>
    </style:style>
    <style:style style:name="co3" style:family="table-column">
      <style:table-column-properties fo:break-before="auto" style:column-width="1.1791in"/>
    </style:style>
    <style:style style:name="co4" style:family="table-column">
      <style:table-column-properties fo:break-before="auto" style:column-width="1.1472in"/>
    </style:style>
    <style:style style:name="co5" style:family="table-column">
      <style:table-column-properties fo:break-before="auto" style:column-width="1.22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Ratio with perron</text:p>
          </table:table-cell>
          <table:table-cell office:value-type="string" calcext:value-type="string">
            <text:p>O/D without r</text:p>
          </table:table-cell>
          <table:table-cell office:value-type="string" calcext:value-type="string">
            <text:p>O/D with r</text:p>
          </table:table-cell>
          <table:table-cell office:value-type="string" calcext:value-type="string">
            <text:p>Ratio with f</text:p>
          </table:table-cell>
          <table:table-cell office:value-type="string" calcext:value-type="string">
            <text:p>Ratio with abs(f)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292023.47996" calcext:value-type="float">
            <text:p>292023.47996</text:p>
          </table:table-cell>
          <table:table-cell office:value-type="float" office:value="292023.480425" calcext:value-type="float">
            <text:p>292023.480425</text:p>
          </table:table-cell>
          <table:table-cell office:value-type="float" office:value="292024.196626" calcext:value-type="float">
            <text:p>292024.196626</text:p>
          </table:table-cell>
          <table:table-cell office:value-type="float" office:value="292020.834491" calcext:value-type="float">
            <text:p>292020.834491</text:p>
          </table:table-cell>
        </table:table-row>
        <table:table-row table:style-name="ro2">
          <table:table-cell office:value-type="string" calcext:value-type="string">
            <text:p>NaN</text:p>
          </table:table-cell>
          <table:table-cell office:value-type="float" office:value="59602.153586" calcext:value-type="float">
            <text:p>59602.153586</text:p>
          </table:table-cell>
          <table:table-cell office:value-type="float" office:value="59602.040021" calcext:value-type="float">
            <text:p>59602.040021</text:p>
          </table:table-cell>
          <table:table-cell office:value-type="float" office:value="59602.594993" calcext:value-type="float">
            <text:p>59602.594993</text:p>
          </table:table-cell>
          <table:table-cell office:value-type="float" office:value="59601.610787" calcext:value-type="float">
            <text:p>59601.610787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30550.926497" calcext:value-type="float">
            <text:p>30550.926497</text:p>
          </table:table-cell>
          <table:table-cell office:value-type="float" office:value="30550.91062" calcext:value-type="float">
            <text:p>30550.91062</text:p>
          </table:table-cell>
          <table:table-cell office:value-type="float" office:value="30550.86247" calcext:value-type="float">
            <text:p>30550.86247</text:p>
          </table:table-cell>
          <table:table-cell office:value-type="float" office:value="30550.033332" calcext:value-type="float">
            <text:p>30550.033332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32078.726707" calcext:value-type="float">
            <text:p>32078.726707</text:p>
          </table:table-cell>
          <table:table-cell office:value-type="float" office:value="32078.672855" calcext:value-type="float">
            <text:p>32078.672855</text:p>
          </table:table-cell>
          <table:table-cell office:value-type="float" office:value="32079.366059" calcext:value-type="float">
            <text:p>32079.366059</text:p>
          </table:table-cell>
          <table:table-cell office:value-type="float" office:value="32077.637264" calcext:value-type="float">
            <text:p>32077.637264</text:p>
          </table:table-cell>
        </table:table-row>
        <table:table-row table:style-name="ro1">
          <table:table-cell office:value-type="string" calcext:value-type="string">
            <text:p>NaN</text:p>
          </table:table-cell>
          <table:table-cell office:value-type="float" office:value="304652.062931" calcext:value-type="float">
            <text:p>304652.062931</text:p>
          </table:table-cell>
          <table:table-cell office:value-type="float" office:value="304652.061884" calcext:value-type="float">
            <text:p>304652.061884</text:p>
          </table:table-cell>
          <table:table-cell office:value-type="float" office:value="304650.095513" calcext:value-type="float">
            <text:p>304650.095513</text:p>
          </table:table-cell>
          <table:table-cell office:value-type="float" office:value="304650.061395" calcext:value-type="float">
            <text:p>304650.06139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livia </meta:initial-creator>
    <meta:creation-date>2014-06-04T15:40:46.612347032</meta:creation-date>
    <dc:date>2014-06-04T15:48:00.891963634</dc:date>
    <dc:creator>olivia </dc:creator>
    <meta:editing-duration>PT5M41S</meta:editing-duration>
    <meta:editing-cycles>2</meta:editing-cycles>
    <meta:generator>LibreOffice/4.1.3.2$Linux_X86_64 LibreOffice_project/410m0$Build-2</meta:generator>
    <meta:document-statistic meta:table-count="1" meta:cell-count="30" meta:object-count="0"/>
  </office:meta>
</office:document-meta>
</file>